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180dd" officeooo:paragraph-rsid="00218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officeooo:rsid="001e4647" officeooo:paragraph-rsid="001336ca"/>
    </style:style>
    <style:style style:name="P9" style:family="paragraph" style:parent-style-name="Standard">
      <style:text-properties officeooo:rsid="0008c033" officeooo:paragraph-rsid="002180dd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attore" style:list-style-name="Numerazione_20_UC">
      <style:text-properties officeooo:rsid="0008c033" officeooo:paragraph-rsid="001336ca"/>
    </style:style>
    <style:style style:name="P12" style:family="paragraph" style:parent-style-name="Azione_20_attore" style:list-style-name="">
      <style:text-properties officeooo:rsid="001e4647" officeooo:paragraph-rsid="0008c033"/>
    </style:style>
    <style:style style:name="P13" style:family="paragraph" style:parent-style-name="Azione_20_attore">
      <style:text-properties officeooo:rsid="002180dd" officeooo:paragraph-rsid="002180dd"/>
    </style:style>
    <style:style style:name="P14" style:family="paragraph" style:parent-style-name="Azione_20_attore" style:list-style-name="">
      <style:text-properties officeooo:rsid="002180dd" officeooo:paragraph-rsid="002180dd"/>
    </style:style>
    <style:style style:name="P15" style:family="paragraph" style:parent-style-name="Azione_20_sistema">
      <style:text-properties officeooo:rsid="0008c033" officeooo:paragraph-rsid="0008c033"/>
    </style:style>
    <style:style style:name="P16" style:family="paragraph" style:parent-style-name="Azione_20_sistema" style:list-style-name="">
      <style:text-properties officeooo:rsid="002180dd" officeooo:paragraph-rsid="002180dd"/>
    </style:style>
    <style:style style:name="P17" style:family="paragraph" style:parent-style-name="Azione_20_sistema">
      <style:text-properties officeooo:rsid="002180dd" officeooo:paragraph-rsid="002180dd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70822"/>
    </style:style>
    <style:style style:name="T7" style:family="text">
      <style:text-properties officeooo:rsid="001a00d2"/>
    </style:style>
    <style:style style:name="T8" style:family="text">
      <style:text-properties officeooo:rsid="001e4647"/>
    </style:style>
    <style:style style:name="T9" style:family="text">
      <style:text-properties officeooo:rsid="002180dd"/>
    </style:style>
    <style:style style:name="T10" style:family="text">
      <style:text-properties officeooo:rsid="000a3f9c"/>
    </style:style>
    <style:style style:name="T11" style:family="text">
      <style:text-properties officeooo:rsid="00195718"/>
    </style:style>
    <style:style style:name="T12" style:family="text">
      <style:text-properties officeooo:rsid="0022f74d"/>
    </style:style>
    <style:style style:name="T13" style:family="text">
      <style:text-properties officeooo:rsid="00234309"/>
    </style:style>
    <style:style style:name="T14" style:family="text">
      <style:text-properties officeooo:rsid="00248bad"/>
    </style:style>
    <style:style style:name="T15" style:family="text">
      <style:text-properties officeooo:rsid="002635ad"/>
    </style:style>
    <style:style style:name="T16" style:family="text">
      <style:text-properties officeooo:rsid="0026d523"/>
    </style:style>
    <style:style style:name="T17" style:family="text">
      <style:text-properties officeooo:rsid="00280ee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Direttore <text:span text:style-name="T13">ricerca ev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7">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7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231820" text:style-name="Numerazione_20_UC">
              <text:list-item text:start-value="1">
                <text:p text:style-name="P11"><text:span text:style-name="T7">Il Direttore</text:span> accede alla sezione <text:span text:style-name="T7">Eventi</text:span><text:span text:style-name="T5"> </text:span><text:span text:style-name="T6">(include Visualizza </text:span><text:span text:style-name="T7">Eventi</text:span><text:span text:style-name="T6">)</text:span></text:p>
                <text:p text:style-name="P15"/>
              </text:list-item>
              <text:list-item>
                <text:p text:style-name="P15">Il sistema <text:span text:style-name="T3">visualizza</text:span> <text:span text:style-name="T8">la lista degli eventi di tutto l'asilo</text:span></text:p>
              </text:list-item>
            </text:list>
            <text:p text:style-name="P12"/>
            <text:list xml:id="list36253863" text:continue-numbering="true" text:style-name="Numerazione_20_UC">
              <text:list-item>
                <text:p text:style-name="P13">Il Direttore <text:span text:style-name="T16">inserisce </text:span><text:span text:style-name="T17">nel campo</text:span><text:span text:style-name="T16"> apposito </text:span><text:span text:style-name="T17">il nome</text:span><text:span text:style-name="T16"> </text:span><text:span text:style-name="T17">dell' evento da </text:span><text:span text:style-name="T16">ricercare</text:span></text:p>
              </text:list-item>
            </text:list>
            <text:p text:style-name="P16"/>
            <text:list xml:id="list36252653" text:continue-numbering="true" text:style-name="Numerazione_20_UC">
              <text:list-item>
                <text:p text:style-name="P17">Il sistema mostra i dettagli dell' evento ricercato</text:p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8">Il direttore</text:span> <text:span text:style-name="T8">ha visualizzato </text:span>correttamente<text:span text:style-name="T5"> </text:span><text:span text:style-name="T8">la lista</text:span><text:span text:style-name="T4">, </text:span><text:span text:style-name="T9">ha ricercato un evento specifico dalla lista e il sistema ne ha visualizzato i dettagli.</text:span></text:p>
            <text:p text:style-name="P9"><text:span text:style-name="T9">Il direttore</text:span><text:span text:style-name="T10"> </text:span><text:span text:style-name="T4">ha </text:span><text:span text:style-name="T11">annullato</text:span><text:span text:style-name="T4"> </text:span><text:span text:style-name="T11">l' </text:span><text:span text:style-name="T4">operazione <text:s/></text:span><text:span text:style-name="T9">dopo aver visualizzato la lista </text:span><text:span text:style-name="T11">e </text:span><text:span text:style-name="T4">il sistema </text:span><text:span text:style-name="T11">non </text:span><text:span text:style-name="T12">visualizzerà</text:span><text:span text:style-name="T9"> i dettagli di uno specifico evento.</text:span>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222593" text:style-name="L1">
              <text:list-header>
                <text:p text:style-name="P10">Nel caso di un errore <text:span text:style-name="T9">utente,</text:span> <text:span text:style-name="T9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4M33S</meta:editing-duration>
    <meta:editing-cycles>27</meta:editing-cycles>
    <meta:generator>LibreOffice/3.6$Windows_x86 LibreOffice_project/da8c1e6-fd468f4-454e206-f42a4a9-143cfd</meta:generator>
    <dc:date>2012-10-19T16:12:07.64</dc:date>
    <meta:document-statistic meta:table-count="1" meta:image-count="0" meta:object-count="0" meta:page-count="1" meta:paragraph-count="20" meta:word-count="141" meta:character-count="893" meta:non-whitespace-character-count="775"/>
  </office:meta>
</office:document-meta>
</file>